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9.25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93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3_pi_auskopp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mission auskoppel % +- 0.5</text:p>
          </table:table-cell>
          <table:table-cell office:value-type="string" calcext:value-type="string">
            <text:p>Strom mA +- 10</text:p>
          </table:table-cell>
          <table:table-cell office:value-type="string" calcext:value-type="string">
            <text:p>Leistung mW +- 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2" calcext:value-type="float">
            <text:p>109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94" calcext:value-type="float">
            <text:p>11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8" calcext:value-type="float">
            <text:p>128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6" calcext:value-type="float">
            <text:p>13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9" calcext:value-type="float">
            <text:p>148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87" calcext:value-type="float">
            <text:p>158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95" calcext:value-type="float">
            <text:p>169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89" calcext:value-type="float">
            <text:p>178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2" calcext:value-type="float">
            <text:p>18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85" calcext:value-type="float">
            <text:p>198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88" calcext:value-type="float">
            <text:p>2088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86" calcext:value-type="float">
            <text:p>218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85" calcext:value-type="float">
            <text:p>228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8" calcext:value-type="float">
            <text:p>237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55" calcext:value-type="float">
            <text:p>245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82" calcext:value-type="float">
            <text:p>108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5" calcext:value-type="float">
            <text:p>118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4" calcext:value-type="float">
            <text:p>128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86" calcext:value-type="float">
            <text:p>138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5" calcext:value-type="float">
            <text:p>14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7" calcext:value-type="float">
            <text:p>158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90" calcext:value-type="float">
            <text:p>16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8" calcext:value-type="float">
            <text:p>187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85" calcext:value-type="float">
            <text:p>198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83" calcext:value-type="float">
            <text:p>2083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82" calcext:value-type="float">
            <text:p>218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280" calcext:value-type="float">
            <text:p>228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83" calcext:value-type="float">
            <text:p>238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55" calcext:value-type="float">
            <text:p>245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75" calcext:value-type="float">
            <text:p>9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78" calcext:value-type="float">
            <text:p>107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181" calcext:value-type="float">
            <text:p>11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284" calcext:value-type="float">
            <text:p>128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86" calcext:value-type="float">
            <text:p>138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89" calcext:value-type="float">
            <text:p>14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83" calcext:value-type="float">
            <text:p>158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686" calcext:value-type="float">
            <text:p>168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779" calcext:value-type="float">
            <text:p>177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882" calcext:value-type="float">
            <text:p>188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985" calcext:value-type="float">
            <text:p>198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088" calcext:value-type="float">
            <text:p>20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182" calcext:value-type="float">
            <text:p>218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289" calcext:value-type="float">
            <text:p>228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383" calcext:value-type="float">
            <text:p>238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455" calcext:value-type="float">
            <text:p>245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85" calcext:value-type="float">
            <text:p>11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284" calcext:value-type="float">
            <text:p>12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382" calcext:value-type="float">
            <text:p>138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485" calcext:value-type="float">
            <text:p>14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583" calcext:value-type="float">
            <text:p>15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686" calcext:value-type="float">
            <text:p>168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779" calcext:value-type="float">
            <text:p>177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878" calcext:value-type="float">
            <text:p>187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990" calcext:value-type="float">
            <text:p>199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088" calcext:value-type="float">
            <text:p>208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182" calcext:value-type="float">
            <text:p>218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285" calcext:value-type="float">
            <text:p>228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383" calcext:value-type="float">
            <text:p>2383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450" calcext:value-type="float">
            <text:p>2450</text:p>
          </table:table-cell>
          <table:table-cell office:value-type="float" office:value="138" calcext:value-type="float">
            <text:p>1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" meta:object-count="0"/>
    <meta:generator>LibreOffice/5.1.3.2$Linux_X86_64 LibreOffice_project/10m0$Build-2</meta:generator>
  </office:meta>
</office:document-meta>
</file>